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पूजीगत सम्पत्ति</text:p>
          </table:table-cell>
          <table:table-cell office:value-type="string" calcext:value-type="string">
            <text:p>भवन</text:p>
          </table:table-cell>
          <table:table-cell office:value-type="string" calcext:value-type="string">
            <text:p>का.म.पा.भवनको लागि ३र जग्गा खरिद </text:p>
          </table:table-cell>
          <table:table-cell office:value-type="float" office:value="100000000" calcext:value-type="float">
            <text:p>10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पूजीगत सम्पत्ति</text:p>
          </table:table-cell>
          <table:table-cell office:value-type="string" calcext:value-type="string">
            <text:p>भवन</text:p>
          </table:table-cell>
          <table:table-cell office:value-type="string" calcext:value-type="string">
            <text:p>आफनै जग्गामा भवन</text:p>
          </table:table-cell>
          <table:table-cell office:value-type="float" office:value="20000000" calcext:value-type="float">
            <text:p>2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पूजीगत सम्पत्ति</text:p>
          </table:table-cell>
          <table:table-cell table:number-columns-repeated="2" office:value-type="string" calcext:value-type="string">
            <text:p>पूर्वाधाररूसार्वजनिक निर्मा०ा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पूजीगत सम्पत्ति</text:p>
          </table:table-cell>
          <table:table-cell table:number-columns-repeated="2" office:value-type="string" calcext:value-type="string">
            <text:p>कार्यालय उपकर०ा कम्प्यु६र</text:p>
          </table:table-cell>
          <table:table-cell office:value-type="float" office:value="11000000" calcext:value-type="float">
            <text:p>1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पूजीगत सम्पत्ति</text:p>
          </table:table-cell>
          <table:table-cell table:number-columns-repeated="2" office:value-type="string" calcext:value-type="string">
            <text:p>कार्यालय उपकर०ा अन्य</text:p>
          </table:table-cell>
          <table:table-cell office:value-type="float" office:value="10270000" calcext:value-type="float">
            <text:p>1027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पूजीगत सम्पत्ति</text:p>
          </table:table-cell>
          <table:table-cell table:number-columns-repeated="2" office:value-type="string" calcext:value-type="string">
            <text:p>फर्निचर र फि६िङस</text:p>
          </table:table-cell>
          <table:table-cell office:value-type="float" office:value="3800000" calcext:value-type="float">
            <text:p>3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पूजीगत सम्पत्ति</text:p>
          </table:table-cell>
          <table:table-cell table:number-columns-repeated="2" office:value-type="string" calcext:value-type="string">
            <text:p>सवारी साधनहरु</text:p>
          </table:table-cell>
          <table:table-cell office:value-type="float" office:value="10000000" calcext:value-type="float">
            <text:p>1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पूजीगत सम्पत्ति</text:p>
          </table:table-cell>
          <table:table-cell table:number-columns-repeated="2" office:value-type="string" calcext:value-type="string">
            <text:p>यन्त्र तथा उपकर०ा</text:p>
          </table:table-cell>
          <table:table-cell office:value-type="float" office:value="8500000" calcext:value-type="float">
            <text:p>8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पूजीगत सम्पत्ति</text:p>
          </table:table-cell>
          <table:table-cell office:value-type="string" calcext:value-type="string">
            <text:p>दिर्३कालीन लगानी</text:p>
          </table:table-cell>
          <table:table-cell office:value-type="string" calcext:value-type="string">
            <text:p>शेयर लगानी</text:p>
          </table:table-cell>
          <table:table-cell office:value-type="float" office:value="50000000" calcext:value-type="float">
            <text:p>5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पूजीगत सम्पत्ति</text:p>
          </table:table-cell>
          <table:table-cell office:value-type="string" calcext:value-type="string">
            <text:p>दिर्३कालीन ऋ०ा</text:p>
          </table:table-cell>
          <table:table-cell office:value-type="string" calcext:value-type="string">
            <text:p>आयोजनालाइ ऋ०ा साप६ी</text:p>
          </table:table-cell>
          <table:table-cell office:value-type="float" office:value="100000000" calcext:value-type="float">
            <text:p>100000000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8:32:05.735565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8:32:24.859511527</dc:date>
    <meta:generator>LibreOffice/4.2.4.2$Linux_x86 LibreOffice_project/420m0$Build-2</meta:generator>
    <meta:editing-duration>PT6M24S</meta:editing-duration>
    <meta:editing-cycles>9</meta:editing-cycles>
    <meta:document-statistic meta:table-count="1" meta:cell-count="40" meta:object-count="0"/>
  </office:meta>
</office:document-meta>
</file>